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5" style:family="table-row">
      <style:table-row-properties style:min-row-height="0.688cm"/>
    </style:style>
    <style:style style:name="P1" style:family="paragraph" style:parent-style-name="Table_20_Contents">
      <style:paragraph-properties fo:text-align="center" style:justify-single-word="false"/>
      <style:text-properties fo:font-size="14pt" fo:font-weight="bold" officeooo:rsid="001d70ec" officeooo:paragraph-rsid="001d70ec" style:font-size-asian="14pt" style:font-weight-asian="bold" style:font-size-complex="14pt" style:font-weight-complex="bold"/>
    </style:style>
    <style:style style:name="P2" style:family="paragraph" style:parent-style-name="Table_20_Contents">
      <style:paragraph-properties fo:text-align="center" style:justify-single-word="false"/>
      <style:text-properties fo:font-size="14pt" officeooo:rsid="001d70ec" officeooo:paragraph-rsid="001d70ec" style:font-size-asian="14pt" style:font-size-complex="14pt"/>
    </style:style>
    <style:style style:name="P3" style:family="paragraph" style:parent-style-name="Table_20_Contents">
      <style:paragraph-properties fo:text-align="center" style:justify-single-word="false"/>
      <style:text-properties fo:font-size="14pt" officeooo:rsid="001d70ec" officeooo:paragraph-rsid="001fe0f3" style:font-size-asian="14pt" style:font-size-complex="14pt"/>
    </style:style>
    <style:style style:name="P4" style:family="paragraph" style:parent-style-name="Table_20_Contents">
      <style:paragraph-properties fo:text-align="center" style:justify-single-word="false"/>
      <style:text-properties fo:font-size="14pt" officeooo:rsid="001d70ec" officeooo:paragraph-rsid="002139ec" style:font-size-asian="14pt" style:font-size-complex="14pt"/>
    </style:style>
    <style:style style:name="P5" style:family="paragraph" style:parent-style-name="Table_20_Contents">
      <style:paragraph-properties fo:text-align="center" style:justify-single-word="false"/>
      <style:text-properties fo:font-size="14pt" officeooo:rsid="001fe0f3" officeooo:paragraph-rsid="001fe0f3" style:font-size-asian="14pt" style:font-size-complex="14pt"/>
    </style:style>
    <style:style style:name="P6" style:family="paragraph" style:parent-style-name="Table_20_Contents">
      <style:paragraph-properties fo:text-align="center" style:justify-single-word="false"/>
      <style:text-properties fo:font-size="14pt" officeooo:rsid="002139ec" officeooo:paragraph-rsid="002139ec" style:font-size-asian="14pt" style:font-size-complex="14pt"/>
    </style:style>
    <style:style style:name="P7" style:family="paragraph" style:parent-style-name="Table_20_Contents">
      <style:paragraph-properties fo:text-align="center" style:justify-single-word="false"/>
      <style:text-properties fo:font-size="14pt" officeooo:rsid="002317cb" officeooo:paragraph-rsid="002317cb" style:font-size-asian="14pt" style:font-size-complex="14pt"/>
    </style:style>
    <style:style style:name="P8" style:family="paragraph" style:parent-style-name="Table_20_Contents">
      <style:paragraph-properties fo:text-align="center" style:justify-single-word="false"/>
      <style:text-properties fo:font-size="14pt" officeooo:rsid="00284265" officeooo:paragraph-rsid="00284265" style:font-size-asian="14pt" style:font-size-complex="14pt"/>
    </style:style>
    <style:style style:name="P9" style:family="paragraph" style:parent-style-name="Table_20_Contents">
      <style:paragraph-properties fo:text-align="center" style:justify-single-word="false"/>
      <style:text-properties fo:font-size="14pt" style:text-underline-style="solid" style:text-underline-width="auto" style:text-underline-color="font-color" style:font-size-asian="14pt" style:font-size-complex="14pt"/>
    </style:style>
    <style:style style:name="P10" style:family="paragraph" style:parent-style-name="Table_20_Contents">
      <style:paragraph-properties fo:text-align="center" style:justify-single-word="false"/>
      <style:text-properties fo:color="#ce181e" fo:font-size="14pt" officeooo:rsid="002139ec" officeooo:paragraph-rsid="002139ec" style:font-size-asian="14pt" style:font-size-complex="14pt"/>
    </style:style>
    <style:style style:name="P11" style:family="paragraph" style:parent-style-name="Table_20_Contents">
      <style:paragraph-properties fo:text-align="center" style:justify-single-word="false"/>
      <style:text-properties fo:color="#ce181e" fo:font-size="14pt" officeooo:rsid="002317cb" officeooo:paragraph-rsid="002317cb"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text-properties fo:font-size="14pt" fo:font-weight="bold" officeooo:rsid="001e7668" officeooo:paragraph-rsid="001e7668" style:font-size-asian="14pt" style:font-weight-asian="bold" style:font-size-complex="14pt" style:font-weight-complex="bold"/>
    </style:style>
    <style:style style:name="P14" style:family="paragraph" style:parent-style-name="Standard">
      <style:paragraph-properties fo:line-height="115%"/>
      <style:text-properties fo:font-size="14pt" fo:font-weight="bold" officeooo:rsid="001e7668" officeooo:paragraph-rsid="001e7668" style:font-size-asian="14pt" style:font-weight-asian="bold" style:font-size-complex="14pt" style:font-weight-complex="bold"/>
    </style:style>
    <style:style style:name="P15" style:family="paragraph" style:parent-style-name="Standard">
      <style:paragraph-properties fo:line-height="115%"/>
      <style:text-properties fo:font-size="14pt" fo:font-weight="bold" officeooo:rsid="001e7668" officeooo:paragraph-rsid="00273181" style:font-size-asian="14pt" style:font-weight-asian="bold" style:font-size-complex="14pt" style:font-weight-complex="bold"/>
    </style:style>
    <style:style style:name="P16" style:family="paragraph" style:parent-style-name="Standard">
      <style:paragraph-properties fo:line-height="115%"/>
      <style:text-properties fo:font-size="14pt" fo:font-weight="bold" officeooo:rsid="00292677" officeooo:paragraph-rsid="00292677" style:font-size-asian="14pt" style:font-weight-asian="bold" style:font-size-complex="14pt" style:font-weight-complex="bold"/>
    </style:style>
    <style:style style:name="P17" style:family="paragraph" style:parent-style-name="Standard">
      <style:paragraph-properties fo:line-height="115%" fo:text-align="start" style:justify-single-word="false"/>
      <style:text-properties fo:font-size="14pt" fo:font-weight="bold" officeooo:rsid="00292677" officeooo:paragraph-rsid="00292677" style:font-size-asian="14pt" style:font-weight-asian="bold" style:font-size-complex="14pt" style:font-weight-complex="bold"/>
    </style:style>
    <style:style style:name="P18" style:family="paragraph" style:parent-style-name="Standard">
      <style:paragraph-properties fo:line-height="115%"/>
      <style:text-properties fo:font-size="14pt" fo:font-weight="normal" officeooo:rsid="001e7668" officeooo:paragraph-rsid="001e7668" style:font-size-asian="14pt" style:font-weight-asian="normal" style:font-size-complex="14pt" style:font-weight-complex="normal"/>
    </style:style>
    <style:style style:name="P19" style:family="paragraph" style:parent-style-name="Standard">
      <style:text-properties style:text-line-through-style="none" style:text-line-through-type="none" fo:font-size="14pt" style:text-underline-style="solid" style:text-underline-width="auto" style:text-underline-color="font-color" officeooo:rsid="0024f502" officeooo:paragraph-rsid="0024f502" style:font-size-asian="14pt" style:font-size-complex="14pt"/>
    </style:style>
    <style:style style:name="P20" style:family="paragraph" style:parent-style-name="Table_20_Heading">
      <style:text-properties fo:font-size="14pt" style:font-size-asian="14pt" style:font-size-complex="14pt"/>
    </style:style>
    <style:style style:name="P21" style:family="paragraph" style:parent-style-name="Table_20_Heading">
      <style:text-properties fo:font-size="14pt" officeooo:rsid="001d70ec" officeooo:paragraph-rsid="001d70ec" style:font-size-asian="14pt" style:font-size-complex="14pt"/>
    </style:style>
    <style:style style:name="P22" style:family="paragraph" style:parent-style-name="Table_20_Heading">
      <style:paragraph-properties fo:text-align="center" style:justify-single-word="false"/>
      <style:text-properties fo:font-size="14pt" officeooo:rsid="001d70ec" officeooo:paragraph-rsid="001d70ec" style:font-size-asian="14pt" style:font-size-complex="14pt"/>
    </style:style>
    <style:style style:name="T1" style:family="text">
      <style:text-properties officeooo:rsid="001fe0f3"/>
    </style:style>
    <style:style style:name="T2" style:family="text">
      <style:text-properties officeooo:rsid="00212a67"/>
    </style:style>
    <style:style style:name="T3" style:family="text">
      <style:text-properties fo:font-weight="normal" style:font-weight-asian="normal" style:font-weight-complex="normal"/>
    </style:style>
    <style:style style:name="T4" style:family="text">
      <style:text-properties fo:font-weight="normal" officeooo:rsid="00212a67" style:font-weight-asian="normal" style:font-weight-complex="normal"/>
    </style:style>
    <style:style style:name="T5" style:family="text">
      <style:text-properties fo:font-weight="normal" officeooo:rsid="00223fb7" style:font-weight-asian="normal" style:font-weight-complex="normal"/>
    </style:style>
    <style:style style:name="T6" style:family="text">
      <style:text-properties fo:font-weight="normal" officeooo:rsid="002317cb" style:font-weight-asian="normal" style:font-weight-complex="normal"/>
    </style:style>
    <style:style style:name="T7" style:family="text">
      <style:text-properties fo:font-weight="normal" officeooo:rsid="00265f1b" style:font-weight-asian="normal" style:font-weight-complex="normal"/>
    </style:style>
    <style:style style:name="T8" style:family="text">
      <style:text-properties fo:font-weight="normal" officeooo:rsid="00273181" style:font-weight-asian="normal" style:font-weight-complex="normal"/>
    </style:style>
    <style:style style:name="T9" style:family="text">
      <style:text-properties fo:font-weight="normal" officeooo:rsid="00284265" style:font-weight-asian="normal" style:font-weight-complex="normal"/>
    </style:style>
    <style:style style:name="T10" style:family="text">
      <style:text-properties fo:font-weight="normal" officeooo:rsid="0029622f" style:font-weight-asian="normal" style:font-weight-complex="normal"/>
    </style:style>
    <style:style style:name="T11" style:family="text">
      <style:text-properties fo:font-weight="bold" officeooo:rsid="001fe0f3" style:font-weight-asian="bold" style:font-weight-complex="bold"/>
    </style:style>
    <style:style style:name="T12" style:family="text">
      <style:text-properties fo:font-weight="bold" officeooo:rsid="00212a67" style:font-weight-asian="bold" style:font-weight-complex="bold"/>
    </style:style>
    <style:style style:name="T13" style:family="text">
      <style:text-properties officeooo:rsid="002139ec"/>
    </style:style>
    <style:style style:name="T14" style:family="text">
      <style:text-properties officeooo:rsid="00223fb7"/>
    </style:style>
    <style:style style:name="T15" style:family="text">
      <style:text-properties fo:color="#ce181e"/>
    </style:style>
    <style:style style:name="T16" style:family="text">
      <style:text-properties fo:color="#ce181e" officeooo:rsid="001fe0f3"/>
    </style:style>
    <style:style style:name="T17" style:family="text">
      <style:text-properties officeooo:rsid="002317cb"/>
    </style:style>
    <style:style style:name="T18" style:family="text">
      <style:text-properties officeooo:rsid="00265f1b"/>
    </style:style>
    <style:style style:name="T19" style:family="text">
      <style:text-properties officeooo:rsid="00273181"/>
    </style:style>
    <style:style style:name="T20" style:family="text">
      <style:text-properties officeooo:rsid="0028426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5"/>
        <table:table-header-rows>
          <table:table-row>
            <table:table-cell table:style-name="Table1.A1" office:value-type="string">
              <text:p text:style-name="P20"/>
            </table:table-cell>
            <table:table-cell table:style-name="Table1.A1" office:value-type="string">
              <text:p text:style-name="P21">Automatic</text:p>
            </table:table-cell>
            <table:table-cell table:style-name="Table1.A1" office:value-type="string">
              <text:p text:style-name="P21">Register</text:p>
            </table:table-cell>
            <table:table-cell table:style-name="Table1.A1" office:value-type="string">
              <text:p text:style-name="P22">Static</text:p>
            </table:table-cell>
            <table:table-cell table:style-name="Table1.E1" office:value-type="string">
              <text:p text:style-name="P22">External</text:p>
            </table:table-cell>
          </table:table-row>
        </table:table-header-rows>
        <table:table-row>
          <table:table-cell table:style-name="Table1.A2" office:value-type="string">
            <text:p text:style-name="P1">Storage</text:p>
          </table:table-cell>
          <table:table-cell table:style-name="Table1.A2" office:value-type="string">
            <text:p text:style-name="P2">Memory</text:p>
          </table:table-cell>
          <table:table-cell table:style-name="Table1.A2" office:value-type="string">
            <text:p text:style-name="P9"><text:s/><text:span text:style-name="T16">CPU Register</text:span></text:p>
          </table:table-cell>
          <table:table-cell table:style-name="Table1.A2" office:value-type="string">
            <text:p text:style-name="P6">Memory</text:p>
          </table:table-cell>
          <table:table-cell table:style-name="Table1.E2" office:value-type="string">
            <text:p text:style-name="P7">Memory</text:p>
          </table:table-cell>
        </table:table-row>
        <table:table-row>
          <table:table-cell table:style-name="Table1.A2" office:value-type="string">
            <text:p text:style-name="P1">Default Initial <text:s text:c="3"/>Value</text:p>
          </table:table-cell>
          <table:table-cell table:style-name="Table1.A2" office:value-type="string">
            <text:p text:style-name="P2">Garbage Value</text:p>
            <text:p text:style-name="P2">(Unpredictable)</text:p>
          </table:table-cell>
          <table:table-cell table:style-name="Table1.A2" office:value-type="string">
            <text:p text:style-name="P5">Garbage Value</text:p>
            <text:p text:style-name="P5">(Unpredictable)</text:p>
          </table:table-cell>
          <table:table-cell table:style-name="Table1.A2" office:value-type="string">
            <text:p text:style-name="P10">Zero(0)</text:p>
          </table:table-cell>
          <table:table-cell table:style-name="Table1.E2" office:value-type="string">
            <text:p text:style-name="P11">Zero</text:p>
          </table:table-cell>
        </table:table-row>
        <table:table-row>
          <table:table-cell table:style-name="Table1.A2" office:value-type="string">
            <text:p text:style-name="P1">Scope </text:p>
          </table:table-cell>
          <table:table-cell table:style-name="Table1.A2" office:value-type="string">
            <text:p text:style-name="P2">Local to block where variable is defined.</text:p>
          </table:table-cell>
          <table:table-cell table:style-name="Table1.A2" office:value-type="string">
            <text:p text:style-name="P3">Local to block where variable is defined.</text:p>
          </table:table-cell>
          <table:table-cell table:style-name="Table1.A2" office:value-type="string">
            <text:p text:style-name="P4">Local to block where variable is defined.</text:p>
          </table:table-cell>
          <table:table-cell table:style-name="Table1.E2" office:value-type="string">
            <text:p text:style-name="P11">Global</text:p>
          </table:table-cell>
        </table:table-row>
        <table:table-row table:style-name="Table1.5">
          <table:table-cell table:style-name="Table1.A2" office:value-type="string">
            <text:p text:style-name="P1">Life <text:s/><text:span text:style-name="T14">of value of variable</text:span></text:p>
          </table:table-cell>
          <table:table-cell table:style-name="Table1.A2" office:value-type="string">
            <text:p text:style-name="P2">Till the controls remains in the block.</text:p>
          </table:table-cell>
          <table:table-cell table:style-name="Table1.A2" office:value-type="string">
            <text:p text:style-name="P3">Till the controls remains in the block.</text:p>
          </table:table-cell>
          <table:table-cell table:style-name="Table1.A2" office:value-type="string">
            <text:p text:style-name="P10">Value persists between function calls.</text:p>
          </table:table-cell>
          <table:table-cell table:style-name="Table1.E2" office:value-type="string">
            <text:p text:style-name="P11">As long program’s execuation doesn’t come to an end.</text:p>
          </table:table-cell>
        </table:table-row>
        <table:table-row table:style-name="Table1.5">
          <table:table-cell table:style-name="Table1.A2" office:value-type="string">
            <text:p text:style-name="P1">Keyword used in declaration</text:p>
          </table:table-cell>
          <table:table-cell table:style-name="Table1.A2" office:value-type="string">
            <text:p text:style-name="P2">auto</text:p>
          </table:table-cell>
          <table:table-cell table:style-name="Table1.A2" office:value-type="string">
            <text:p text:style-name="P5"><text:span text:style-name="T13">r</text:span>egister</text:p>
          </table:table-cell>
          <table:table-cell table:style-name="Table1.A2" office:value-type="string">
            <text:p text:style-name="P6">static</text:p>
          </table:table-cell>
          <table:table-cell table:style-name="Table1.E2" office:value-type="string">
            <text:p text:style-name="P8">extern</text:p>
          </table:table-cell>
        </table:table-row>
      </table:table>
      <text:p text:style-name="P19"/>
      <text:p text:style-name="P19"/>
      <text:p text:style-name="P19">All the <text:span text:style-name="T15">RED highlighted part </text:span><text:s/>in the above table shows the difference with respect to Automatic Storage class.</text:p>
      <text:p text:style-name="P12"/>
      <text:p text:style-name="P13">NOTE:-</text:p>
      <text:p text:style-name="P14"><text:tab/> <text:span text:style-name="T3"><text:s/></text:span><text:span text:style-name="T1">1]</text:span><text:span text:style-name="T3"> In Automatic Storage Class, if we are declaring variable with same name in different blocks then compiler will treat each of them as a different variable. </text:span><text:span text:style-name="T4">In this case innermost block will get maximum priority for execuation. </text:span><text:span text:style-name="T13">Automatic storage class is default storage class.</text:span></text:p>
      <text:p text:style-name="P18"><text:tab/> <text:s text:c="2"/><text:span text:style-name="T11">2</text:span><text:span text:style-name="T12">]</text:span> <text:span text:style-name="T1">The value stored in register can be accessed faster than that stored in memory. Hence the variable which is to be used frequently (such as loop counter) should be declared in </text:span><text:span text:style-name="T11">R</text:span><text:span text:style-name="T12">egister Storage Class</text:span><text:span text:style-name="T1">. <text:s/>But it is not necessary that variable declared using Register storage class will be stored in CPU register because if all the registers are busy then variable works as </text:span><text:span text:style-name="T11">auto.</text:span></text:p>
      <text:p text:style-name="P14"><text:tab/><text:span text:style-name="T3"> </text:span><text:span text:style-name="T2">3] </text:span><text:span text:style-name="T4">Difference </text:span><text:span text:style-name="T5">between Automatic &amp; Static :- <text:s/></text:span><text:span text:style-name="T6">In automatic storage class the variable is always intialized to the value <text:s/>where in case of static storage class the value <text:s/>is not reintialized whatever the value the variable holding last time it holds the same.</text:span></text:p>
      <text:p text:style-name="P14"><text:span text:style-name="T6"><text:tab/> </text:span><text:span text:style-name="T17">4] External variables are declared outside all functions</text:span><text:span text:style-name="T6">, yet are available to all functions that care to use them.</text:span></text:p>
      <text:p text:style-name="P14"><text:span text:style-name="T6"><text:tab/> </text:span><text:span text:style-name="T18">5]</text:span><text:span text:style-name="T7"> </text:span><text:span text:style-name="T18">Local variable has highest priority than global variable.</text:span></text:p>
      <text:p text:style-name="P14"><text:tab/> <text:span text:style-name="T18">6] </text:span><text:span text:style-name="T7">All variables which are created inside a function are store onto the </text:span><text:span text:style-name="T18">STACK</text:span><text:span text:style-name="T7"> except static variables which are defined inside function will stored at memory space called as </text:span><text:span text:style-name="T18">DATA SEGMENT</text:span><text:span text:style-name="T7">. </text:span></text:p>
      <text:p text:style-name="P15"><text:span text:style-name="T7"><text:tab/></text:span></text:p>
      <text:p text:style-name="P15"><text:span text:style-name="T7"/></text:p>
      <text:p text:style-name="P15"><text:span text:style-name="T7"/></text:p>
      <text:p text:style-name="P15"><text:span text:style-name="T7"><text:tab/></text:span></text:p>
      <text:p text:style-name="P15"><text:soft-page-break/><text:span text:style-name="T7"/></text:p>
      <text:p text:style-name="P15"><text:span text:style-name="T7"><text:tab/></text:span><text:span text:style-name="T8">7] </text:span><text:span text:style-name="T19">Use of extern keyword makes the variable global</text:span><text:span text:style-name="T8"> . So, it is not only available for the file in which it is declared but also can be used in other files by using </text:span><text:span text:style-name="T19">#include&lt;file_name_where_it_is_declared.c&gt;.</text:span></text:p>
      <text:p text:style-name="P14"><text:tab/> <text:s text:c="3"/><text:span text:style-name="T8">Contrast to this</text:span><text:span text:style-name="T19">,</text:span><text:span text:style-name="T8"> </text:span><text:span text:style-name="T19">use of static keyword make variable private </text:span><text:span text:style-name="T8">&amp; not accessible to any other file.</text:span></text:p>
      <text:p text:style-name="P14"><text:span text:style-name="T8"><text:tab/> <text:s text:c="3"/></text:span><text:span text:style-name="T9">So for example, if are writing code in one file and we want one variable to used in other file then we will declare outside using extern &amp; other variable to used in same file i.e., not to be used in other file then we will declare it using static.</text:span></text:p>
      <text:p text:style-name="P14"><text:span text:style-name="T9"/></text:p>
      <text:p text:style-name="P14"><text:span text:style-name="T9"/></text:p>
      <text:p text:style-name="P14"><text:span text:style-name="T9"/></text:p>
      <text:p text:style-name="P16">Q.] <text:s text:c="2"/><text:span text:style-name="T20">W</text:span>HICH TO USE WHEN ?</text:p>
      <text:p text:style-name="P16"><text:span text:style-name="T3">Ans:- <text:s/>This depend upon the application. Clearly speaking it depnds on the speed of execuation of program and memory space consumption.</text:span></text:p>
      <text:p text:style-name="P16"><text:span text:style-name="T3"><text:s text:c="10"/>Now we will se in details each separately.</text:span></text:p>
      <text:p text:style-name="P16"><text:span text:style-name="T3"><text:tab/>1] </text:span>Static<text:span text:style-name="T3"> :- iff we want the of a variable to persist between function calls.</text:span></text:p>
      <text:p text:style-name="P17"><text:span text:style-name="T3"><text:tab/>2] </text:span>Register<text:span text:style-name="T3"> :- used for those variables which are used often(such as loop <text:tab/><text:tab/><text:tab/><text:tab/>counter) in program to improve the execuation speed.</text:span></text:p>
      <text:p text:style-name="P17"><text:span text:style-name="T3"><text:tab/>3] </text:span>External<text:span text:style-name="T3"> :- used only for those variables thar are being used almost by all <text:tab/><text:tab/><text:tab/>the functions. But unnecessary declaration using extern will <text:tab/><text:tab/><text:tab/><text:tab/>consume more meomry as variable remain active throghout the <text:tab/><text:tab/><text:tab/>life of the program. </text:span></text:p>
      <text:p text:style-name="P16"><text:span text:style-name="T3"><text:tab/>4] </text:span>Automatic<text:span text:style-name="T3"> :- </text:span><text:span text:style-name="T10">If no conditions as such mentioned above then go for <text:tab/><text:tab/><text:tab/><text:tab/>Automatic storage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4:39:31.067994861</meta:creation-date>
    <dc:date>2018-06-11T17:52:03.599586431</dc:date>
    <meta:editing-duration>PT18M52S</meta:editing-duration>
    <meta:editing-cycles>5</meta:editing-cycles>
    <meta:generator>LibreOffice/6.0.3.2$Linux_X86_64 LibreOffice_project/00m0$Build-2</meta:generator>
    <meta:document-statistic meta:table-count="1" meta:image-count="0" meta:object-count="0" meta:page-count="2" meta:paragraph-count="51" meta:word-count="541" meta:character-count="3260" meta:non-whitespace-character-count="2692"/>
  </office:meta>
</office:document-meta>
</file>